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Fine_20_Dashed" svg:stroke-width="0.081cm" svg:stroke-color="#000000" draw:marker-start-width="0.321cm" draw:marker-end-width="0.321cm" draw:fill-color="#ffffff" draw:textarea-horizontal-align="justify" draw:textarea-vertical-align="middle" draw:auto-grow-height="false" fo:min-height="0.813cm" fo:min-width="1.581cm" fo:padding-top="0.165cm" fo:padding-bottom="0.165cm" fo:padding-left="0.29cm" fo:padding-right="0.29cm"/>
    </style:style>
    <style:style style:name="gr2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859cm" fo:min-width="1.565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59cm" fo:min-width="1.547cm" fo:padding-top="0.142cm" fo:padding-bottom="0.142cm" fo:padding-left="0.267cm" fo:padding-right="0.267cm"/>
    </style:style>
    <style:style style:name="gr4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opacity="0%" draw:textarea-horizontal-align="justify" draw:textarea-vertical-align="middle" draw:auto-grow-height="false" fo:min-height="3.116cm" fo:min-width="6.765cm" fo:padding-top="0.142cm" fo:padding-bottom="0.142cm" fo:padding-left="0.267cm" fo:padding-right="0.267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solid" draw:stroke-dash="Fine_20_Dashed" svg:stroke-width="0.081cm" svg:stroke-color="#000000" draw:marker-start-width="0.321cm" draw:marker-end-width="0.321cm" draw:fill-color="#ffffff" draw:textarea-horizontal-align="justify" draw:textarea-vertical-align="middle" draw:auto-grow-height="false" fo:min-height="0.813cm" fo:min-width="1.519cm" fo:padding-top="0.165cm" fo:padding-bottom="0.165cm" fo:padding-left="0.29cm" fo:padding-right="0.29cm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73cm" fo:min-width="1.372cm" fo:padding-top="0.142cm" fo:padding-bottom="0.142cm" fo:padding-left="0.267cm" fo:padding-right="0.267cm" draw:shadow="hidden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73cm" fo:min-width="1.309cm" fo:padding-top="0.142cm" fo:padding-bottom="0.142cm" fo:padding-left="0.267cm" fo:padding-right="0.267cm" draw:shadow="hidden"/>
    </style:style>
    <style:style style:name="gr9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859cm" fo:min-width="1.625cm" fo:padding-top="0.142cm" fo:padding-bottom="0.142cm" fo:padding-left="0.267cm" fo:padding-right="0.267cm"/>
    </style:style>
    <style:style style:name="gr10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1.113cm" fo:min-width="2.133cm" fo:padding-top="0.142cm" fo:padding-bottom="0.142cm" fo:padding-left="0.267cm" fo:padding-right="0.267cm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fo:font-weight="bold" style:font-weight-asian="bold" style:font-weight-complex="bold"/>
    </style:style>
    <style:style style:name="P2" style:family="paragraph">
      <loext:graphic-properties draw:fill-color="#ffffff"/>
      <style:paragraph-properties fo:margin-left="0cm" fo:margin-right="0cm" fo:margin-top="0cm" fo:margin-bottom="0cm" fo:line-height="100%" fo:text-align="center" fo:text-indent="0cm"/>
      <style:text-properties fo:font-size="10.8000001907349pt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10.8000001907349pt"/>
    </style:style>
    <style:style style:name="P5" style:family="paragraph">
      <loext:graphic-properties draw:fill-color="#ffffff" draw:opacity="0%"/>
      <style:paragraph-properties fo:text-align="center"/>
      <style:text-properties fo:font-size="10.8000001907349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fo:text-align="center"/>
      <style:text-properties fo:font-size="8pt" fo:font-weight="bold" style:font-size-asian="18pt" style:font-weight-asian="bold" style:font-size-complex="18pt" style:font-weight-complex="normal"/>
    </style:style>
    <style:style style:name="P8" style:family="paragraph">
      <loext:graphic-properties draw:fill-color="#ffffff"/>
      <style:paragraph-properties fo:text-align="center"/>
      <style:text-properties style:use-window-font-color="true" fo:font-size="10.8000001907349pt" style:font-size-asian="10pt" style:font-size-complex="10pt"/>
    </style:style>
    <style:style style:name="P9" style:family="paragraph">
      <style:paragraph-properties fo:text-align="center"/>
      <style:text-properties fo:font-size="9pt" style:font-size-asian="18pt" style:font-size-complex="18pt"/>
    </style:style>
    <style:style style:name="P10" style:family="paragraph">
      <loext:graphic-properties draw:fill-color="#ffffff"/>
      <style:paragraph-properties fo:text-align="center"/>
      <style:text-properties fo:font-size="9pt" style:font-size-asian="18pt" style:font-size-complex="18pt"/>
    </style:style>
    <style:style style:name="T1" style:family="text">
      <style:text-properties fo:font-size="10pt" fo:font-weight="bold" style:font-weight-asian="bold" style:font-weight-complex="bold"/>
    </style:style>
    <style:style style:name="T2" style:family="text">
      <style:text-properties fo:font-size="10pt"/>
    </style:style>
    <style:style style:name="T3" style:family="text">
      <style:text-properties fo:font-size="8pt" fo:font-weight="bold" style:font-size-asian="18pt" style:font-weight-asian="bold" style:font-size-complex="18pt" style:font-weight-complex="normal"/>
    </style:style>
    <style:style style:name="T4" style:family="text">
      <style:text-properties style:use-window-font-color="true" fo:font-size="10pt" style:font-size-asian="10pt" style:font-size-complex="10pt"/>
    </style:style>
    <style:style style:name="T5" style:family="text">
      <style:text-properties fo:font-size="9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xml:id="id7" draw:id="id7" draw:layer="layout" svg:width="2.161cm" svg:height="1.143cm" svg:x="17.507cm" svg:y="25.355cm">
            <text:p text:style-name="P1"><text:span text:style-name="T1">Slab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g xml:id="id8" draw:id="id8">
            <draw:custom-shape draw:style-name="gr2" draw:text-style-name="P4" xml:id="id2" draw:id="id2" draw:layer="layout" svg:width="2.099cm" svg:height="1.143cm" svg:x="15.106cm" svg:y="21.332cm">
              <text:p text:style-name="P3"><text:span text:style-name="T2">Sidewalk</text:span></text:p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" draw:text-style-name="P4" xml:id="id6" draw:id="id6" draw:layer="layout" svg:width="2.099cm" svg:height="1.143cm" svg:x="19.906cm" svg:y="21.332cm">
              <text:p text:style-name="P3"><text:span text:style-name="T2">???</text:span></text:p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" draw:text-style-name="P4" xml:id="id4" draw:id="id4" draw:layer="layout" svg:width="2.099cm" svg:height="1.143cm" svg:x="17.507cm" svg:y="21.332cm">
              <text:p text:style-name="P3"><text:span text:style-name="T2">???</text:span></text:p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" draw:text-style-name="P4" xml:id="id1" draw:id="id1" draw:layer="layout" svg:width="2.081cm" svg:height="1.143cm" svg:x="15.125cm" svg:y="23.175cm">
              <text:p text:style-name="P3"><text:span text:style-name="T2">Obj type</text:span></text:p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xml:id="id3" draw:id="id3" draw:layer="layout" svg:width="2.081cm" svg:height="1.143cm" svg:x="17.506cm" svg:y="23.175cm">
              <text:p text:style-name="P3"><text:span text:style-name="T2">classification</text:span></text:p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4" xml:id="id5" draw:id="id5" draw:layer="layout" svg:width="2.081cm" svg:height="1.143cm" svg:x="19.925cm" svg:y="23.175cm">
              <text:p text:style-name="P3"><text:span text:style-name="T2">Predefined</text:span></text:p>
              <text:p text:style-name="P3"><text:span text:style-name="T2">type</text:span></text:p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5" draw:layer="layout" svg:width="7.299cm" svg:height="3.4cm" svg:x="14.907cm" svg:y="21.075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onnector draw:style-name="gr5" draw:text-style-name="P6" draw:layer="layout" draw:type="line" svg:x1="16.167cm" svg:y1="23.175cm" svg:x2="16.156cm" svg:y2="22.475cm" draw:start-shape="id1" draw:start-glue-point="4" draw:end-shape="id2" svg:d="M16167 23175l-11-700" svg:viewBox="0 0 12 701">
              <text:p/>
            </draw:connector>
            <draw:connector draw:style-name="gr5" draw:text-style-name="P6" draw:layer="layout" draw:type="line" svg:x1="18.548cm" svg:y1="23.175cm" svg:x2="18.557cm" svg:y2="22.475cm" draw:start-shape="id3" draw:start-glue-point="4" draw:end-shape="id4" draw:end-glue-point="2" svg:d="M18548 23175l9-700" svg:viewBox="0 0 10 701">
              <text:p/>
            </draw:connector>
            <draw:connector draw:style-name="gr5" draw:text-style-name="P6" draw:layer="layout" draw:type="line" svg:x1="20.967cm" svg:y1="23.175cm" svg:x2="20.956cm" svg:y2="22.475cm" draw:start-shape="id5" draw:start-glue-point="4" draw:end-shape="id6" draw:end-glue-point="2" svg:d="M20967 23175l-11-700" svg:viewBox="0 0 12 701">
              <text:p/>
            </draw:connector>
          </draw:g>
          <draw:connector draw:style-name="gr5" draw:text-style-name="P6" draw:layer="layout" draw:type="line" svg:x1="18.588cm" svg:y1="25.355cm" svg:x2="18.557cm" svg:y2="24.475cm" draw:start-shape="id7" draw:start-glue-point="0" draw:end-shape="id8" svg:d="M18588 25355l-31-880" svg:viewBox="0 0 32 881">
            <text:p/>
          </draw:connector>
          <draw:g>
            <draw:custom-shape draw:style-name="gr6" draw:text-style-name="P7" xml:id="id15" draw:id="id15" draw:layer="layout" svg:width="2.099cm" svg:height="1.143cm" svg:x="9.191cm" svg:y="25.408cm">
              <text:p text:style-name="P3"><text:span text:style-name="T3">FlowSegment</text:span></text:p>
              <draw:enhanced-geometry svg:viewBox="0 0 21600 21600" draw:mirror-horizontal="true" draw:mirror-vertical="false" draw:type="rectangle" draw:enhanced-path="M 0 0 L 21600 0 21600 21600 0 21600 0 0 Z N"/>
            </draw:custom-shape>
            <draw:g xml:id="id16" draw:id="id16">
              <draw:custom-shape draw:style-name="gr2" draw:text-style-name="P4" xml:id="id10" draw:id="id10" draw:layer="layout" svg:width="2.099cm" svg:height="1.143cm" svg:x="6.784cm" svg:y="21.294cm">
                <text:p text:style-name="P3"><text:span text:style-name="T2">Roadside</text:span></text:p>
                <text:p text:style-name="P3"><text:span text:style-name="T2">Drain</text:span></text:p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2" draw:text-style-name="P4" xml:id="id14" draw:id="id14" draw:layer="layout" svg:width="2.099cm" svg:height="1.143cm" svg:x="11.584cm" svg:y="21.294cm">
                <text:p text:style-name="P3"><text:span text:style-name="T2">???</text:span></text:p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2" draw:text-style-name="P4" xml:id="id12" draw:id="id12" draw:layer="layout" svg:width="2.099cm" svg:height="1.143cm" svg:x="9.185cm" svg:y="21.294cm">
                <text:p text:style-name="P3"><text:span text:style-name="T2">???</text:span></text:p>
                <draw:enhanced-geometry svg:viewBox="0 0 21600 21600" draw:mirror-horizontal="true" draw:mirror-vertical="false" draw:type="rectangle" draw:enhanced-path="M 0 0 L 21600 0 21600 21600 0 21600 0 0 Z N"/>
              </draw:custom-shape>
              <draw:custom-shape draw:style-name="gr3" draw:text-style-name="P4" xml:id="id9" draw:id="id9" draw:layer="layout" svg:width="2.081cm" svg:height="1.143cm" svg:x="6.803cm" svg:y="23.137cm">
                <text:p text:style-name="P3"><text:span text:style-name="T2">Obj type</text:span></text:p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xml:id="id11" draw:id="id11" draw:layer="layout" svg:width="2.081cm" svg:height="1.143cm" svg:x="9.184cm" svg:y="23.137cm">
                <text:p text:style-name="P3"><text:span text:style-name="T2">classification</text:span></text:p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" draw:text-style-name="P4" xml:id="id13" draw:id="id13" draw:layer="layout" svg:width="2.081cm" svg:height="1.143cm" svg:x="11.603cm" svg:y="23.137cm">
                <text:p text:style-name="P3"><text:span text:style-name="T2">Predefined</text:span></text:p>
                <text:p text:style-name="P3"><text:span text:style-name="T2">type</text:span></text:p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5" draw:layer="layout" svg:width="7.299cm" svg:height="3.4cm" svg:x="6.585cm" svg:y="21.037cm">
                <text:p/>
                <draw:enhanced-geometry svg:viewBox="0 0 21600 21600" draw:mirror-horizontal="true" draw:mirror-vertical="false" draw:type="rectangle" draw:enhanced-path="M 0 0 L 21600 0 21600 21600 0 21600 0 0 Z N"/>
              </draw:custom-shape>
              <draw:connector draw:style-name="gr5" draw:text-style-name="P6" draw:layer="layout" draw:type="line" svg:x1="7.845cm" svg:y1="23.137cm" svg:x2="7.834cm" svg:y2="22.437cm" draw:start-shape="id9" draw:start-glue-point="4" draw:end-shape="id10" svg:d="M7845 23137l-11-700" svg:viewBox="0 0 12 701">
                <text:p/>
              </draw:connector>
              <draw:connector draw:style-name="gr5" draw:text-style-name="P6" draw:layer="layout" draw:type="line" svg:x1="10.226cm" svg:y1="23.137cm" svg:x2="10.235cm" svg:y2="22.437cm" draw:start-shape="id11" draw:start-glue-point="4" draw:end-shape="id12" draw:end-glue-point="2" svg:d="M10226 23137l9-700" svg:viewBox="0 0 10 701">
                <text:p/>
              </draw:connector>
              <draw:connector draw:style-name="gr5" draw:text-style-name="P6" draw:layer="layout" draw:type="line" svg:x1="12.645cm" svg:y1="23.137cm" svg:x2="12.634cm" svg:y2="22.437cm" draw:start-shape="id13" draw:start-glue-point="4" draw:end-shape="id14" draw:end-glue-point="2" svg:d="M12645 23137l-11-700" svg:viewBox="0 0 12 701">
                <text:p/>
              </draw:connector>
              <draw:custom-shape draw:style-name="gr2" draw:text-style-name="P4" draw:layer="layout" svg:width="2.099cm" svg:height="1.143cm" svg:x="11.585cm" svg:y="21.294cm">
                <text:p text:style-name="P3"><text:span text:style-name="T2">???</text:span></text:p>
                <draw:enhanced-geometry svg:viewBox="0 0 21600 21600" draw:mirror-horizontal="true" draw:mirror-vertical="false" draw:type="rectangle" draw:enhanced-path="M 0 0 L 21600 0 21600 21600 0 21600 0 0 Z N"/>
              </draw:custom-shape>
            </draw:g>
            <draw:connector draw:style-name="gr5" draw:text-style-name="P6" draw:layer="layout" draw:type="line" svg:x1="10.241cm" svg:y1="25.408cm" svg:x2="10.235cm" svg:y2="24.437cm" draw:start-shape="id15" draw:start-glue-point="0" draw:end-shape="id16" svg:d="M10241 25408l-6-971" svg:viewBox="0 0 7 972">
              <text:p/>
            </draw:connector>
          </draw:g>
          <draw:custom-shape draw:style-name="gr7" draw:text-style-name="P8" draw:layer="layout" svg:width="3.81cm" svg:height="2.513cm" svg:x="12.561cm" svg:y="24.72cm">
            <text:p text:style-name="P3"><text:span text:style-name="T4">Is Above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5" draw:text-style-name="P6" draw:layer="layout" svg:x1="17.514cm" svg:y1="25.99cm" svg:x2="16.371cm" svg:y2="25.99cm">
            <text:p/>
          </draw:line>
          <draw:line draw:style-name="gr5" draw:text-style-name="P6" draw:layer="layout" svg:x1="12.561cm" svg:y1="25.99cm" svg:x2="11.291cm" svg:y2="25.99cm">
            <text:p/>
          </draw:line>
          <draw:connector draw:style-name="gr5" draw:text-style-name="P6" draw:layer="layout" svg:x1="18.588cm" svg:y1="26.498cm" svg:x2="18.589cm" svg:y2="27.57cm" draw:start-shape="id7" draw:start-glue-point="2" draw:end-shape="id17" draw:end-glue-point="4" svg:d="M18588 26498v547h1v525" svg:viewBox="0 0 2 1073">
            <text:p/>
          </draw:connector>
          <draw:custom-shape draw:style-name="gr8" draw:text-style-name="P8" xml:id="id17" draw:id="id17" draw:layer="layout" svg:width="3.683cm" svg:height="2.513cm" svg:x="16.748cm" svg:y="27.57cm">
            <text:p text:style-name="P3"><text:span text:style-name="T4">GetSlope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" draw:text-style-name="P4" xml:id="id18" draw:id="id18" draw:layer="layout" svg:width="2.159cm" svg:height="1.143cm" svg:x="17.509cm" svg:y="31.353cm">
            <text:p text:style-name="P3"><text:span text:style-name="T2">Slope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onnector draw:style-name="gr5" draw:text-style-name="P6" draw:layer="layout" svg:x1="18.589cm" svg:y1="30.083cm" svg:x2="18.589cm" svg:y2="31.353cm" draw:start-shape="id17" draw:start-glue-point="6" draw:end-shape="id18" draw:end-glue-point="0" svg:d="M18589 30083v1270" svg:viewBox="0 0 1 1271">
            <text:p/>
          </draw:connector>
          <draw:custom-shape draw:style-name="gr8" draw:text-style-name="P8" xml:id="id19" draw:id="id19" draw:layer="layout" svg:width="3.683cm" svg:height="2.513cm" svg:x="12.938cm" svg:y="30.618cm">
            <text:p text:style-name="P3"><text:span text:style-name="T4">GetSlopeDirection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onnector draw:style-name="gr5" draw:text-style-name="P6" draw:layer="layout" svg:x1="17.51cm" svg:y1="31.924cm" svg:x2="16.621cm" svg:y2="31.875cm" draw:start-shape="id18" draw:start-glue-point="3" draw:end-shape="id19" draw:end-glue-point="7" svg:d="M17510 31924h-444v-49h-445" svg:viewBox="0 0 890 50">
            <text:p/>
          </draw:connector>
          <draw:custom-shape draw:style-name="gr10" draw:text-style-name="P10" xml:id="id20" draw:id="id20" draw:layer="layout" svg:width="2.667cm" svg:height="1.397cm" svg:x="8.746cm" svg:y="31.099cm">
            <text:p text:style-name="P9"><text:span text:style-name="T5">SlopeDirection</text:span></text:p>
            <text:p text:style-name="P9"><text:span text:style-name="T5">Going To Drainage</text:span></text:p>
            <text:p text:style-name="P9"><text:span text:style-name="T5">System below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onnector draw:style-name="gr5" draw:text-style-name="P6" draw:layer="layout" svg:x1="12.938cm" svg:y1="31.875cm" svg:x2="11.414cm" svg:y2="31.797cm" draw:start-shape="id19" draw:start-glue-point="5" draw:end-shape="id20" draw:end-glue-point="1" svg:d="M12938 31875h-762v-78h-762" svg:viewBox="0 0 1525 79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1.6cm" fo:page-height="101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4T10:00:33.131000000</meta:creation-date>
    <dc:date>2019-01-28T17:03:03.654000000</dc:date>
    <meta:editing-duration>PT4H45M8S</meta:editing-duration>
    <meta:editing-cycles>4</meta:editing-cycles>
    <meta:generator>LibreOffice/6.0.3.2$Windows_X86_64 LibreOffice_project/8f48d515416608e3a835360314dac7e47fd0b821</meta:generator>
    <meta:document-statistic meta:object-count="40"/>
  </office:meta>
</office:document-meta>
</file>